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B3000000BC59A7265D431FD48B.png" manifest:media-type="image/png"/>
  <manifest:file-entry manifest:full-path="Pictures/10000000000000B4000000BDBE47F42D1CE006E9.png" manifest:media-type="image/png"/>
  <manifest:file-entry manifest:full-path="Pictures/10000000000000B4000000BDF1D560F75BCCD1E6.png" manifest:media-type="image/png"/>
  <manifest:file-entry manifest:full-path="Pictures/10000000000000B3000000BC761CB892ADE3C4F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Nord" svg:font-family="AntonioNord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5.14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fo:color="#476042" style:font-name="AntonioNord" fo:font-size="96pt" style:font-size-asian="18pt" style:font-size-complex="18pt" style:font-relief="engraved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476042" style:font-name="AntonioNord" fo:font-size="96pt" style:font-size-asian="18pt" style:font-size-complex="18pt" style:font-relief="engrav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6cm" svg:height="15.391cm" svg:x="6.8cm" svg:y="4.8cm">
          <draw:text-box>
            <text:p><text:span text:style-name="T1">1 </text:span><text:span text:style-name="T1"><text:tab/></text:span><text:span text:style-name="T1"> </text:span><text:span text:style-name="T1">2</text:span><text:span text:style-name="T1"><text:tab/></text:span><text:span text:style-name="T1"> </text:span><text:span text:style-name="T1">3</text:span><text:span text:style-name="T1"><text:tab/></text:span></text:p>
            <text:p><text:span text:style-name="T1">4</text:span><text:span text:style-name="T1"><text:tab/></text:span><text:span text:style-name="T1"> </text:span><text:span text:style-name="T1">5</text:span><text:span text:style-name="T1"><text:tab/></text:span><text:span text:style-name="T1"> </text:span><text:span text:style-name="T1">6</text:span></text:p>
            <text:p><text:span text:style-name="T1">7</text:span><text:span text:style-name="T1"><text:tab/></text:span><text:span text:style-name="T1"> </text:span><text:span text:style-name="T1">8</text:span><text:span text:style-name="T1"><text:tab/></text:span><text:span text:style-name="T1"> </text:span><text:span text:style-name="T1">9</text:span></text:p>
          </draw:text-box>
        </draw:frame>
        <draw:frame draw:style-name="gr2" draw:text-style-name="P2" draw:layer="layout" svg:width="2.986cm" svg:height="4.017cm" svg:x="11.911cm" svg:y="12.583cm">
          <draw:image xlink:href="Pictures/10000000000000B3000000BC761CB892ADE3C4FD.png" xlink:type="simple" xlink:show="embed" xlink:actuate="onLoad">
            <text:p/>
          </draw:image>
        </draw:frame>
        <draw:frame draw:style-name="gr2" draw:text-style-name="P2" draw:layer="layout" svg:width="3.002cm" svg:height="4.039cm" svg:x="16.9cm" svg:y="4.761cm">
          <draw:image xlink:href="Pictures/10000000000000B4000000BDF1D560F75BCCD1E6.png" xlink:type="simple" xlink:show="embed" xlink:actuate="onLoad">
            <text:p/>
          </draw:image>
        </draw:frame>
        <draw:frame draw:style-name="gr2" draw:text-style-name="P2" draw:layer="layout" svg:width="3.002cm" svg:height="4.039cm" svg:x="11.895cm" svg:y="8.4cm">
          <draw:image xlink:href="Pictures/10000000000000B4000000BDBE47F42D1CE006E9.png" xlink:type="simple" xlink:show="embed" xlink:actuate="onLoad">
            <text:p/>
          </draw:image>
        </draw:frame>
        <draw:frame draw:style-name="gr2" draw:text-style-name="P2" draw:layer="layout" svg:width="2.986cm" svg:height="4.017cm" svg:x="16.9cm" svg:y="12.583cm">
          <draw:image xlink:href="Pictures/10000000000000B3000000BC59A7265D431FD48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Nord" svg:font-family="AntonioNord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6T13:06:41.404358213</meta:creation-date>
    <dc:date>2018-10-26T14:43:50.984200139</dc:date>
    <meta:editing-duration>PT1H15M47S</meta:editing-duration>
    <meta:editing-cycles>4</meta:editing-cycles>
    <meta:generator>LibreOffice/6.0.2.1$Linux_X86_64 LibreOffice_project/00m0$Build-1</meta:generator>
    <meta:document-statistic meta:object-count="5"/>
  </office:meta>
</office:document-meta>
</file>